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f7bd7" officeooo:paragraph-rsid="001f7bd7" style:font-size-asian="14pt" style:font-size-complex="14pt"/>
    </style:style>
    <style:style style:name="P3" style:family="paragraph" style:parent-style-name="Standard">
      <style:text-properties fo:font-size="14pt" officeooo:paragraph-rsid="001f7bd7" style:font-size-asian="14pt" style:font-size-complex="14pt"/>
    </style:style>
    <style:style style:name="P4" style:family="paragraph" style:parent-style-name="Standard">
      <style:text-properties officeooo:paragraph-rsid="001f7bd7"/>
    </style:style>
    <style:style style:name="T1" style:family="text">
      <style:text-properties officeooo:rsid="001f7bd7"/>
    </style:style>
    <style:style style:name="T2" style:family="text">
      <style:text-properties fo:font-variant="normal" fo:text-transform="none" style:font-name="Consolas" fo:font-size="8pt" fo:letter-spacing="normal" fo:font-style="normal" fo:font-weight="normal"/>
    </style:style>
    <style:style style:name="T3" style:family="text">
      <style:text-properties fo:font-variant="normal" fo:text-transform="none" style:font-name="Consolas" fo:font-size="8pt" fo:letter-spacing="normal" fo:font-style="normal" fo:font-weight="normal" officeooo:rsid="001f7bd7" style:font-size-asian="14pt" style:font-size-complex="14pt"/>
    </style:style>
    <style:style style:name="T4" style:family="text">
      <style:text-properties fo:font-variant="normal" fo:text-transform="none" fo:color="#a52a2a" style:font-name="Consolas" fo:font-size="8pt" fo:letter-spacing="normal" fo:font-style="normal" fo:font-weight="normal"/>
    </style:style>
    <style:style style:name="T5" style:family="text">
      <style:text-properties fo:font-variant="normal" fo:text-transform="none" fo:color="#0000cd" style:font-name="Consolas" fo:font-size="8pt" fo:letter-spacing="normal" fo:font-style="normal" fo:font-weight="normal"/>
    </style:style>
    <style:style style:name="T6" style:family="text">
      <style:text-properties fo:font-variant="normal" fo:text-transform="none" fo:color="#0000cd" style:font-name="Consolas" fo:font-size="8pt" fo:letter-spacing="normal" fo:font-style="normal" fo:font-weight="normal" officeooo:rsid="001f7bd7" style:font-size-asian="14pt" style:font-size-complex="14pt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000000" fo:font-size="14pt" fo:letter-spacing="normal" officeooo:rsid="001f7bd7" style:font-size-asian="14pt" style:font-size-complex="14pt"/>
    </style:style>
    <style:style style:name="T9" style:family="text">
      <style:text-properties fo:font-variant="normal" fo:text-transform="none" fo:color="#ff0000" style:font-name="Consolas" fo:font-size="8pt" fo:letter-spacing="normal" fo:font-style="normal" fo:font-weight="normal" officeooo:rsid="001f7bd7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f7bd7" style:font-size-asian="14pt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fb7ad"/>
    </style:style>
    <style:style style:name="T14" style:family="text">
      <style:text-properties officeooo:rsid="001fb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T</text:span>ransformar xml a xsl</text:p>
      <text:p text:style-name="P2"/>
      <text:p text:style-name="P2">&lt;xsl:stylesheet version="1.0"<text:line-break/>xmlns:xsl="http://www.w3.org/1999/XSL/Transform"&gt; </text:p>
      <text:p text:style-name="P2"/>
      <text:p text:style-name="P2">Valor de </text:p>
      <text:p text:style-name="P2">xsl:value of select<text:span text:style-name="T14">=</text:span>”titulo”</text:p>
      <text:p text:style-name="P2"/>
      <text:p text:style-name="P2"><text:span text:style-name="T14">P</text:span>ara cada uno </text:p>
      <text:p text:style-name="P2"/>
      <text:p text:style-name="P2">xsl:for-each select =”catologo/cd”</text:p>
      <text:p text:style-name="P2"/>
      <text:p text:style-name="P2"><text:span text:style-name="T14">O</text:span>rdenar </text:p>
      <text:p text:style-name="P2">xsl:sort select=”artista”</text:p>
      <text:p text:style-name="P2"/>
      <text:p text:style-name="P2"><text:span text:style-name="T14">S</text:span>i</text:p>
      <text:p text:style-name="P3"><text:span text:style-name="T1">xsl:if test =”precio es &gt;10”</text:span></text:p>
      <text:p text:style-name="P1"/>
      <text:p text:style-name="P2"><text:span text:style-name="T13">E</text:span><text:span text:style-name="T12">jemplo</text:span> de plantilla</text:p>
      <text:p text:style-name="P4"><text:span text:style-name="T8"><text:s text:c="3"/></text:span><text:span text:style-name="T10">&lt;xsl:for-each select="catalog/cd"&gt;<text:line-break/> <text:s text:c="3"/>&lt;tr&gt;<text:line-break/> <text:s text:c="5"/>&lt;td&gt;&lt;xsl:value-of select="title"/&gt;&lt;/td&gt;<text:line-break/> <text:s text:c="4"/>&lt;td&gt;&lt;xsl:value-of select="artist"/&gt;&lt;/td&gt;<text:line-break/> <text:s text:c="3"/>&lt;/tr&gt;<text:line-break/> <text:s text:c="3"/>&lt;/xsl:for-each&gt;<text:line-break/> <text:s/>&lt;/table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1:05:27.132000000</meta:creation-date>
    <dc:date>2018-05-27T21:22:30.571000000</dc:date>
    <meta:editing-duration>PT17M2S</meta:editing-duration>
    <meta:editing-cycles>2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2" meta:word-count="40" meta:character-count="449" meta:non-whitespace-character-count="388"/>
  </office:meta>
</office:document-meta>
</file>